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ccef9" officeooo:paragraph-rsid="001ccef9"/>
    </style:style>
    <style:style style:name="P2" style:family="paragraph" style:parent-style-name="Standard">
      <style:text-properties officeooo:rsid="001ccef9" officeooo:paragraph-rsid="001ccef9"/>
    </style:style>
    <style:style style:name="P3" style:family="paragraph" style:parent-style-name="Standard">
      <style:text-properties fo:font-style="normal" officeooo:rsid="001ccef9" officeooo:paragraph-rsid="001ccef9" style:font-style-asian="normal" style:font-style-complex="normal"/>
    </style:style>
    <style:style style:name="P4" style:family="paragraph" style:parent-style-name="Standard">
      <style:text-properties fo:font-style="normal" officeooo:rsid="001dadcb" officeooo:paragraph-rsid="001dadcb" style:font-style-asian="normal" style:font-style-complex="normal"/>
    </style:style>
    <style:style style:name="P5" style:family="paragraph" style:parent-style-name="Standard">
      <style:text-properties fo:font-style="normal" officeooo:rsid="001e0e51" officeooo:paragraph-rsid="001e0e51" style:font-style-asian="normal" style:font-style-complex="normal"/>
    </style:style>
    <style:style style:name="P6" style:family="paragraph" style:parent-style-name="Standard">
      <style:text-properties officeooo:rsid="001dadcb" officeooo:paragraph-rsid="001dad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adcb"/>
    </style:style>
    <style:style style:name="T3" style:family="text">
      <style:text-properties officeooo:rsid="001e0e51"/>
    </style:style>
    <style:style style:name="T4" style:family="text">
      <style:text-properties officeooo:rsid="001f3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ey features--</text:p>
      <text:p text:style-name="P2"/>
      <text:p text:style-name="P2">Command-line--</text:p>
      <text:p text:style-name="P2"/>
      <text:p text:style-name="P2">Position of [host/ip port] entries on command line are saved ccb, e.g.</text:p>
      <text:p text:style-name="P2"/>
      <text:p text:style-name="P2">hub-server localhost 32124 localhost 32123 localhost 32125 <text:s/>&amp;</text:p>
      <text:p text:style-name="P2"/>
      <text:p text:style-name="P2">would have the connections numbered--</text:p>
      <text:p text:style-name="P6">0 = Connection not on command line</text:p>
      <text:p text:style-name="P2"><text:span text:style-name="T2">1</text:span> = 32124 (listening port of other local connections)</text:p>
      <text:p text:style-name="P2"><text:span text:style-name="T2">2</text:span> = 32123 (fowarding port to Rpi)</text:p>
      <text:p text:style-name="P2"><text:span text:style-name="T2">3</text:span> = 32125 (socat listening port for /dev/<text:span text:style-name="T1">tty/USBx)</text:span></text:p>
      <text:p text:style-name="P2"><text:span text:style-name="T1"/></text:p>
      <text:p text:style-name="P3">Control-<text:span text:style-name="T2">mode--</text:span></text:p>
      <text:p text:style-name="P4">0 = anonymous, not-yet-unidentified, initial, </text:p>
      <text:p text:style-name="P4">1 = control mode (only one connection allowed (?))</text:p>
      <text:p text:style-name="P4">2 = identified </text:p>
      <text:p text:style-name="P4"/>
      <text:p text:style-name="P4">First-input-line--</text:p>
      <text:p text:style-name="P4">0 = waiting for first input line (ESC O12) signals control connection</text:p>
      <text:p text:style-name="P4">1 = first input line received</text:p>
      <text:p text:style-name="P4"/>
      <text:p text:style-name="P4"><text:span text:style-name="T3">If f</text:span>irst-input-line <text:span text:style-name="T3">for any connection is not (ESC O12) then the input from that connection is no longer checked for (ESC O12)</text:span></text:p>
      <text:p text:style-name="P4"/>
      <text:p text:style-name="P5">[Should there be a response to the first line for a control connection that shows it was successful? If not, a script would blindly send it and not know nothing happened.]</text:p>
      <text:p text:style-name="P4"/>
      <text:p text:style-name="P3"/>
      <text:p text:style-name="P3"/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cef9" officeooo:paragraph-rsid="001ccef9"/>
    </style:style>
    <style:style style:name="MT1" style:family="text">
      <style:text-properties officeooo:rsid="001f3e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1</text:page-number><text:s text:c="3"/>04/22/2024 <text:s/>hub-server-filter<text:span text:style-name="MT1">2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0:39:54.646917058</meta:creation-date>
    <dc:date>2024-04-22T21:08:11.397972724</dc:date>
    <meta:editing-duration>PT7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53" meta:character-count="944" meta:non-whitespace-character-count="803"/>
  </office:meta>
</office:document-meta>
</file>